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ff00" draw:marker-start-width="0.358cm" draw:marker-end-width="0.358cm" draw:fill="none" draw:textarea-horizontal-align="justify" draw:textarea-vertical-align="middle" draw:auto-grow-height="false" fo:min-height="0.648cm" fo:min-width="0.39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8d1d75" draw:marker-start-width="0.358cm" draw:marker-end-width="0.358cm" draw:fill="none" draw:textarea-horizontal-align="justify" draw:textarea-vertical-align="middle" draw:auto-grow-height="false" fo:min-height="0.596cm" fo:min-width="0.34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00ff00"/>
    </style:style>
    <style:style style:name="P2" style:family="paragraph">
      <loext:graphic-properties draw:fill="none"/>
      <style:paragraph-properties fo:text-align="center"/>
      <style:text-properties fo:color="#00ff00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0000"/>
    </style:style>
    <style:style style:name="P4" style:family="paragraph">
      <loext:graphic-properties draw:fill="none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  <style:text-properties fo:color="#8d1d75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8d1d75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4.175cm" svg:y="3.28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27cm" svg:height="1.27cm" svg:x="8.576cm" svg:y="3.287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7cm" svg:height="1.27cm" svg:x="4.176cm" svg:y="7.287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1.27cm" svg:height="1.27cm" svg:x="8.577cm" svg:y="7.288cm">
          <text:p text:style-name="P5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8.577cm" svg:y1="7.923cm" svg:x2="5.446cm" svg:y2="7.922cm" draw:start-shape="id1" draw:start-glue-point="6" draw:end-shape="id2" draw:end-glue-point="10" svg:d="M8577 7923l-3131-1" svg:viewBox="0 0 3132 2">
          <text:p/>
        </draw:connector>
        <draw:connector draw:style-name="gr5" draw:text-style-name="P8" draw:layer="layout" draw:type="line" svg:x1="5.445cm" svg:y1="3.921cm" svg:x2="8.576cm" svg:y2="3.922cm" draw:start-shape="id3" draw:start-glue-point="10" draw:end-shape="id4" draw:end-glue-point="6" svg:d="M5445 3921l3131 1" svg:viewBox="0 0 3132 2">
          <text:p/>
        </draw:connector>
        <draw:connector draw:style-name="gr5" draw:text-style-name="P8" draw:layer="layout" draw:type="line" svg:x1="5.26cm" svg:y1="8.371cm" svg:x2="8.763cm" svg:y2="8.372cm" draw:start-shape="id2" draw:start-glue-point="9" draw:end-shape="id1" draw:end-glue-point="7" svg:d="M5260 8371l3503 1" svg:viewBox="0 0 3504 2">
          <text:p/>
        </draw:connector>
        <draw:connector draw:style-name="gr5" draw:text-style-name="P8" draw:layer="layout" draw:type="line" svg:x1="8.763cm" svg:y1="7.474cm" svg:x2="5.259cm" svg:y2="4.37cm" draw:start-shape="id1" draw:start-glue-point="5" draw:end-shape="id3" draw:end-glue-point="9" svg:d="M8763 7474l-3504-3104" svg:viewBox="0 0 3505 3105">
          <text:p/>
        </draw:connector>
        <draw:connector draw:style-name="gr5" draw:text-style-name="P8" draw:layer="layout" draw:type="line" svg:x1="4.811cm" svg:y1="7.287cm" svg:x2="4.81cm" svg:y2="4.556cm" draw:start-shape="id2" draw:start-glue-point="4" draw:end-shape="id3" draw:end-glue-point="8" svg:d="M4811 7287l-1-2731" svg:viewBox="0 0 2 2732">
          <text:p/>
        </draw:connector>
        <draw:connector draw:style-name="gr5" draw:text-style-name="P8" draw:layer="layout" draw:type="line" svg:x1="5.445cm" svg:y1="3.921cm" svg:x2="9.212cm" svg:y2="7.288cm" draw:start-shape="id3" draw:start-glue-point="10" draw:end-shape="id1" draw:end-glue-point="4" svg:d="M5445 3921l3767 3367" svg:viewBox="0 0 3768 3368">
          <text:p/>
        </draw:connector>
        <draw:connector draw:style-name="gr5" draw:text-style-name="P8" draw:layer="layout" draw:type="line" svg:x1="8.762cm" svg:y1="3.473cm" svg:x2="5.259cm" svg:y2="3.472cm" draw:start-shape="id4" draw:start-glue-point="5" draw:end-shape="id3" draw:end-glue-point="11" svg:d="M8762 3473l-3503-1" svg:viewBox="0 0 3504 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0T00:25:06.721000000</meta:creation-date>
    <dc:date>2020-04-20T01:26:01.034000000</dc:date>
    <meta:editing-duration>PT15M5S</meta:editing-duration>
    <meta:editing-cycles>4</meta:editing-cycles>
    <meta:generator>LibreOffice/6.3.2.2$Windows_X86_64 LibreOffice_project/98b30e735bda24bc04ab42594c85f7fd8be07b9c</meta:generator>
    <meta:document-statistic meta:object-count="11"/>
  </office:meta>
</office:document-meta>
</file>